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gr2" style:family="graphic">
      <style:graphic-properties draw:fill="gradient" draw:fill-gradient-name="gradient1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3" style:family="graphic">
      <style:graphic-properties draw:fill="solid" draw:fill-color="#ffffff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style style:name="gr4" style:family="graphic">
      <style:graphic-properties draw:fill="solid" draw:fill-color="#000000" draw:opacity="6.91844%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style style:name="gr5" style:family="graphic">
      <style:graphic-properties draw:fill="gradient" draw:fill-gradient-name="gradient2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0.364782" svg:stroke-width="1.150000000000000pt"/>
    </style:style>
    <style:style style:name="gr6" style:family="graphic">
      <style:graphic-properties draw:fill="gradient" draw:fill-gradient-name="gradient3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style style:name="gr7" style:family="graphic">
      <style:graphic-properties draw:fill="gradient" draw:fill-gradient-name="gradient4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841.890999999999963pt" fo:page-width="595.277000000000044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"/>
          <draw:layer draw:name="g1694"/>
        </draw:layer-set>
        <draw:g draw:style-name="gr1" xml:id="shape-1" draw:id="shape-1" svg:y="39.64243913538pt">
          <draw:rect draw:style-name="gr2" xml:id="shape-2" draw:id="shape-2" draw:layer="g1694" svg:width="274.72568695687pt" svg:height="267.22137542662pt" svg:x="105.35609783845pt" svg:y="42.14243913538pt">
            <draw:glue-point draw:id="4" svg:x="0.50000000000pt" svg:y="0.50000000000pt" draw:align="center"/>
          </draw:rect>
          <draw:g draw:style-name="gr1" xml:id="shape-3" draw:id="shape-3" svg:y="409.33290958236pt">
            <draw:path draw:style-name="gr3" xml:id="shape-4" draw:id="shape-4" draw:name="path930" draw:layer="g1694" svg:width="107.57858002991pt" svg:height="117.13758155932pt" svg:x="120.99076962675pt" svg:y="57.91729417678pt" svg:viewBox="0 0 108 117" svg:d="M0.000802159 0L0.000802159 117.138L107.579 117.138L107.579 29.2844L80.682 0L53.7896 0.000239121L0 0.000239121Z" calligra:nodeTypes="cccccccc">
              <draw:glue-point draw:id="4" svg:x="0.50000000000pt" svg:y="0.50000000000pt" draw:align="center"/>
            </draw:path>
            <draw:g draw:style-name="gr1" xml:id="shape-5" draw:id="shape-5" draw:name="g1552" svg:y="2.64619688000pt">
              <draw:path draw:style-name="gr4" xml:id="shape-6" draw:id="shape-6" draw:name="path1505" draw:layer="g1694" svg:width="105.87549499848pt" svg:height="116.49274743640pt" svg:x="120.08589858675pt" svg:y="60.18152753678pt" svg:viewBox="0 0 106 116" svg:d="M0 0L0 116.493L105.875 116.493L105.875 29.1226L79.4072 0Z" calligra:nodeTypes="cccccc">
                <draw:glue-point draw:id="4" svg:x="0.50000000000pt" svg:y="0.50000000000pt" draw:align="center"/>
              </draw:path>
              <draw:path draw:style-name="gr4" xml:id="shape-7" draw:id="shape-7" draw:name="path1538" draw:layer="g1694" svg:width="107.51319125860pt" svg:height="118.09019445077pt" svg:x="119.29748994675pt" svg:y="59.40784553678pt" svg:viewBox="0 0 108 118" svg:d="M0 0.388447L0 118.09L107.513 118.09L107.513 29.6101C98.5404 19.7393 89.5724 9.86369 80.5898 0L0 0Z" calligra:nodeTypes="ccccccc">
                <draw:glue-point draw:id="4" svg:x="0.50000000000pt" svg:y="0.50000000000pt" draw:align="center"/>
              </draw:path>
              <draw:path draw:style-name="gr4" xml:id="shape-8" draw:id="shape-8" draw:name="path1543" draw:layer="g1694" svg:width="109.15094890432pt" svg:height="119.39947200989pt" svg:x="118.50908130675pt" svg:y="58.63416353678pt" svg:viewBox="0 0 109 119" svg:d="M0 0.387668L0 119.399L109.151 119.399L109.151 30.0265C100.027 20.0161 90.9059 10.0033 81.7725 0L0 0Z" calligra:nodeTypes="ccccccc">
                <draw:glue-point draw:id="4" svg:x="0.50000000000pt" svg:y="0.50000000000pt" draw:align="center"/>
              </draw:path>
              <draw:glue-point draw:id="4" svg:x="0.50000000000pt" svg:y="0.50000000000pt" draw:align="center"/>
            </draw:g>
            <draw:path draw:style-name="gr5" xml:id="shape-9" draw:id="shape-9" draw:name="rect900" draw:layer="g1694" svg:width="107.17404293282pt" svg:height="117.64119438070pt" svg:x="121.03609210675pt" svg:y="58.06296665678pt" svg:viewBox="0 0 107 118" svg:d="M0 0L0 117.641L107.174 117.641L107.174 29.4103L80.3817 0Z" calligra:nodeTypes="cccccc">
              <draw:glue-point draw:id="4" svg:x="0.50000000000pt" svg:y="0.50000000000pt" draw:align="center"/>
            </draw:path>
            <draw:path draw:style-name="gr6" xml:id="shape-10" draw:id="shape-10" draw:name="path906" draw:layer="g1694" svg:width="26.93997944889pt" svg:height="29.41029859517pt" svg:x="201.50316714675pt" svg:y="58.06296665678pt" svg:viewBox="0 0 27 29" svg:d="M26.94 29.4103C18.8175 27.0162 8.29418 27.3559 0.343306 28.7215C1.71653 19.9457 1.88818 8.94683 0 0Z" calligra:nodeTypes="cccc">
              <draw:glue-point draw:id="4" svg:x="0.50000000000pt" svg:y="0.50000000000pt" draw:align="center"/>
            </draw:path>
            <draw:path draw:style-name="gr7" xml:id="shape-11" draw:id="shape-11" draw:name="path1500" draw:layer="g1694" svg:width="105.47691005148pt" svg:height="107.81242908997pt" svg:x="122.29768537437pt" svg:y="67.12269249678pt" svg:viewBox="0 0 105 108" svg:d="M0.484547 0L0 107.812L105.418 107.812L105.477 81.1627C103.121 82.0699 79.3042 48.3457 49.3241 49.7967C19.3154 51.2477 27.08 4.35059 0.484547 0Z" calligra:nodeTypes="cccccc">
              <draw:glue-point draw:id="4" svg:x="0.50000000000pt" svg:y="0.50000000000pt" draw:align="center"/>
            </draw:path>
            <draw:glue-point draw:id="4" svg:x="0.50000000000pt" svg:y="0.50000000000pt" draw:align="center"/>
          </draw:g>
          <draw:g draw:style-name="gr1" xml:id="shape-12" draw:id="shape-12" svg:y="368.02921650361pt">
            <draw:path draw:style-name="gr3" xml:id="shape-13" draw:id="shape-13" draw:name="path930" draw:layer="g1694" svg:width="107.28880000000pt" svg:height="117.56800000000pt" svg:x="256.04542502844pt" svg:y="57.74148891923pt" svg:viewBox="0 0 107 118" svg:d="M0.0008 2.84217e-15L0.0008 117.568L107.289 117.568L107.289 29.392L80.4648 0L53.6448 0.00024L0 0.00024Z" calligra:nodeTypes="cccccccc">
              <draw:glue-point draw:id="4" svg:x="0.50000000000pt" svg:y="0.50000000000pt" draw:align="center"/>
            </draw:path>
            <draw:g draw:style-name="gr1" xml:id="shape-14" draw:id="shape-14" draw:name="g1552" svg:y="-402.04013127899pt">
              <draw:path draw:style-name="gr4" xml:id="shape-15" draw:id="shape-15" draw:name="path1505" draw:layer="g1694" svg:width="348.04000000000pt" svg:height="391.24000000000pt" draw:transform="matrix(0.30417000000 0.00000000000 0.00000000000 0.29757000000 255.14055398844pt 60.00572227923pt)" svg:viewBox="0 0 348 391" svg:d="M0 4.54747e-14L0 391.24L348.04 391.24L348.04 97.808L261.032 0Z" calligra:nodeTypes="cccccc">
                <draw:glue-point draw:id="4" svg:x="0.50000000000pt" svg:y="0.50000000000pt" draw:align="center"/>
              </draw:path>
              <draw:path draw:style-name="gr4" xml:id="shape-16" draw:id="shape-16" draw:name="path1538" draw:layer="g1694" svg:width="353.23200000000pt" svg:height="396.42400000000pt" draw:transform="matrix(0.30417000000 0.00000000000 0.00000000000 0.29757000000 254.35214534844pt 59.23204027923pt)" svg:viewBox="0 0 353 396" svg:d="M0 1.304L0 396.424L353.232 396.424L353.232 99.4C323.752 66.264 294.288 33.112 264.776 0L4.54747e-14 0Z" calligra:nodeTypes="ccccccc">
                <draw:glue-point draw:id="4" svg:x="0.50000000000pt" svg:y="0.50000000000pt" draw:align="center"/>
              </draw:path>
              <draw:path draw:style-name="gr4" xml:id="shape-17" draw:id="shape-17" draw:name="path1543" draw:layer="g1694" svg:width="358.42400000000pt" svg:height="401.62400000000pt" draw:transform="matrix(0.30417000000 0.00000000000 0.00000000000 0.29757000000 253.56373670844pt 58.45835827923pt)" svg:viewBox="0 0 358 402" svg:d="M0 1.304L0 401.624L358.424 401.624L358.424 101C328.464 67.328 298.512 33.648 268.52 0L0 0Z" calligra:nodeTypes="ccccccc">
                <draw:glue-point draw:id="4" svg:x="0.50000000000pt" svg:y="0.50000000000pt" draw:align="center"/>
              </draw:path>
              <draw:glue-point draw:id="4" svg:x="0.50000000000pt" svg:y="0.50000000000pt" draw:align="center"/>
            </draw:g>
            <draw:path draw:style-name="gr5" xml:id="shape-18" draw:id="shape-18" draw:name="rect900" draw:layer="g1694" svg:width="361.61600000000pt" svg:height="396.25600000000pt" draw:transform="matrix(0.29669000000 0.00000000000 0.00000000000 0.29669000000 256.09074750844pt 57.88716139923pt)" svg:viewBox="0 0 362 396" svg:d="M0 4.54747e-14L0 396.256L361.616 396.256L361.616 99.064L271.216 0Z" calligra:nodeTypes="cccccc">
              <draw:glue-point draw:id="4" svg:x="0.50000000000pt" svg:y="0.50000000000pt" draw:align="center"/>
            </draw:path>
            <draw:path draw:style-name="gr6" xml:id="shape-19" draw:id="shape-19" draw:name="path906" draw:layer="g1694" svg:width="90.40000000000pt" svg:height="99.06400000000pt" draw:transform="matrix(0.29669000000 0.00000000000 0.00000000000 0.29669000000 336.55782254844pt 57.88716139923pt)" svg:viewBox="0 0 90 99" svg:d="M90.4 99.064C63.144 91 27.832 92.144 1.152 96.744C5.76 67.184 6.336 30.136 0 0Z" calligra:nodeTypes="cccc">
              <draw:glue-point draw:id="4" svg:x="0.50000000000pt" svg:y="0.50000000000pt" draw:align="center"/>
            </draw:path>
            <draw:path draw:style-name="gr7" xml:id="shape-20" draw:id="shape-20" draw:name="path1500" draw:layer="g1694" svg:width="355.25600000000pt" svg:height="363.19200000000pt" draw:transform="matrix(0.29669000000 0.00000000000 0.00000000000 0.29669000000 257.35234077606pt 66.94688723923pt)" svg:viewBox="0 0 355 363" svg:d="M1.632 0L0 363.192L355.056 363.192L355.256 273.416C347.32 276.472 267.104 162.864 166.128 167.752C65.056 172.64 91.208 14.656 1.632 0Z" calligra:nodeTypes="cccccc">
              <draw:glue-point draw:id="4" svg:x="0.50000000000pt" svg:y="0.50000000000pt" draw:align="center"/>
            </draw:path>
            <draw:glue-point draw:id="4" svg:x="0.50000000000pt" svg:y="0.50000000000pt" draw:align="center"/>
          </draw:g>
          <draw:g draw:style-name="gr1" xml:id="shape-21" draw:id="shape-21" svg:y="557.78922926381pt">
            <draw:path draw:style-name="gr3" xml:id="shape-22" draw:id="shape-22" draw:name="path930" draw:layer="g1694" svg:width="107.57858002991pt" svg:height="117.13758155932pt" svg:x="123.57846325787pt" svg:y="187.59099086561pt" svg:viewBox="0 0 108 117" svg:d="M0.000802159 0L0.000802159 117.138L107.579 117.138L107.579 29.2844L80.682 0L53.7896 0.000239121L0 0.000239121Z" calligra:nodeTypes="cccccccc">
              <draw:glue-point draw:id="4" svg:x="0.50000000000pt" svg:y="0.50000000000pt" draw:align="center"/>
            </draw:path>
            <draw:g draw:style-name="gr1" xml:id="shape-23" draw:id="shape-23" draw:name="g1552" svg:y="2.64619688000pt">
              <draw:path draw:style-name="gr4" xml:id="shape-24" draw:id="shape-24" draw:name="path1505" draw:layer="g1694" svg:width="105.87549499848pt" svg:height="116.49274743640pt" svg:x="122.67359221787pt" svg:y="189.85522422561pt" svg:viewBox="0 0 106 116" svg:d="M0 0L0 116.493L105.875 116.493L105.875 29.1226L79.4072 0Z" calligra:nodeTypes="cccccc">
                <draw:glue-point draw:id="4" svg:x="0.50000000000pt" svg:y="0.50000000000pt" draw:align="center"/>
              </draw:path>
              <draw:path draw:style-name="gr4" xml:id="shape-25" draw:id="shape-25" draw:name="path1538" draw:layer="g1694" svg:width="107.51319125860pt" svg:height="118.09019445077pt" svg:x="121.88518357787pt" svg:y="189.08154222561pt" svg:viewBox="0 0 108 118" svg:d="M0 0.388447L0 118.09L107.513 118.09L107.513 29.6101C98.5404 19.7393 89.5724 9.86369 80.5898 0L0 0Z" calligra:nodeTypes="ccccccc">
                <draw:glue-point draw:id="4" svg:x="0.50000000000pt" svg:y="0.50000000000pt" draw:align="center"/>
              </draw:path>
              <draw:path draw:style-name="gr4" xml:id="shape-26" draw:id="shape-26" draw:name="path1543" draw:layer="g1694" svg:width="109.15094890432pt" svg:height="119.39947200989pt" svg:x="121.09677493787pt" svg:y="188.30786022561pt" svg:viewBox="0 0 109 119" svg:d="M0 0.387668L0 119.399L109.151 119.399L109.151 30.0265C100.027 20.0161 90.9059 10.0033 81.7725 0L0 0Z" calligra:nodeTypes="ccccccc">
                <draw:glue-point draw:id="4" svg:x="0.50000000000pt" svg:y="0.50000000000pt" draw:align="center"/>
              </draw:path>
              <draw:glue-point draw:id="4" svg:x="0.50000000000pt" svg:y="0.50000000000pt" draw:align="center"/>
            </draw:g>
            <draw:path draw:style-name="gr5" xml:id="shape-27" draw:id="shape-27" draw:name="rect900" draw:layer="g1694" svg:width="107.17404293282pt" svg:height="117.64119438070pt" svg:x="123.62378573787pt" svg:y="187.73666334561pt" svg:viewBox="0 0 107 118" svg:d="M0 0L0 117.641L107.174 117.641L107.174 29.4103L80.3817 0Z" calligra:nodeTypes="cccccc">
              <draw:glue-point draw:id="4" svg:x="0.50000000000pt" svg:y="0.50000000000pt" draw:align="center"/>
            </draw:path>
            <draw:path draw:style-name="gr6" xml:id="shape-28" draw:id="shape-28" draw:name="path906" draw:layer="g1694" svg:width="26.93997944889pt" svg:height="29.41029859517pt" svg:x="204.09086077787pt" svg:y="187.73666334561pt" svg:viewBox="0 0 27 29" svg:d="M26.94 29.4103C18.8175 27.0162 8.29418 27.3559 0.343306 28.7215C1.71653 19.9457 1.88818 8.94683 0 0Z" calligra:nodeTypes="cccc">
              <draw:glue-point draw:id="4" svg:x="0.50000000000pt" svg:y="0.50000000000pt" draw:align="center"/>
            </draw:path>
            <draw:path draw:style-name="gr7" xml:id="shape-29" draw:id="shape-29" draw:name="path1500" draw:layer="g1694" svg:width="105.47691005148pt" svg:height="107.81242908997pt" svg:x="124.88537900549pt" svg:y="196.79638918561pt" svg:viewBox="0 0 105 108" svg:d="M0.484547 0L0 107.812L105.418 107.812L105.477 81.1627C103.121 82.0699 79.3042 48.3457 49.3241 49.7967C19.3154 51.2477 27.08 4.35059 0.484547 0Z" calligra:nodeTypes="cccccc">
              <draw:glue-point draw:id="4" svg:x="0.50000000000pt" svg:y="0.50000000000pt" draw:align="center"/>
            </draw:path>
            <draw:glue-point draw:id="4" svg:x="0.50000000000pt" svg:y="0.50000000000pt" draw:align="center"/>
          </draw:g>
          <draw:g draw:style-name="gr1" xml:id="shape-30" draw:id="shape-30" svg:y="517.77344200557pt">
            <draw:path draw:style-name="gr3" xml:id="shape-31" draw:id="shape-31" draw:name="path930" draw:layer="g1694" svg:width="107.57858002991pt" svg:height="117.13758155932pt" svg:x="257.76550091630pt" svg:y="187.66765168432pt" svg:viewBox="0 0 108 117" svg:d="M0.000802159 0L0.000802159 117.138L107.579 117.138L107.579 29.2844L80.682 0L53.7896 0.000239121L0 0.000239121Z" calligra:nodeTypes="cccccccc">
              <draw:glue-point draw:id="4" svg:x="0.50000000000pt" svg:y="0.50000000000pt" draw:align="center"/>
            </draw:path>
            <draw:g draw:style-name="gr1" xml:id="shape-32" draw:id="shape-32" draw:name="g1552" svg:y="2.64619688000pt">
              <draw:path draw:style-name="gr4" xml:id="shape-33" draw:id="shape-33" draw:name="path1505" draw:layer="g1694" svg:width="105.87549499848pt" svg:height="116.49274743640pt" svg:x="256.86062987630pt" svg:y="189.93188504432pt" svg:viewBox="0 0 106 116" svg:d="M0 0L0 116.493L105.875 116.493L105.875 29.1226L79.4072 0Z" calligra:nodeTypes="cccccc">
                <draw:glue-point draw:id="4" svg:x="0.50000000000pt" svg:y="0.50000000000pt" draw:align="center"/>
              </draw:path>
              <draw:path draw:style-name="gr4" xml:id="shape-34" draw:id="shape-34" draw:name="path1538" draw:layer="g1694" svg:width="107.51319125860pt" svg:height="118.09019445077pt" svg:x="256.07222123630pt" svg:y="189.15820304432pt" svg:viewBox="0 0 108 118" svg:d="M0 0.388447L0 118.09L107.513 118.09L107.513 29.6101C98.5404 19.7393 89.5724 9.86369 80.5898 0L0 0Z" calligra:nodeTypes="ccccccc">
                <draw:glue-point draw:id="4" svg:x="0.50000000000pt" svg:y="0.50000000000pt" draw:align="center"/>
              </draw:path>
              <draw:path draw:style-name="gr4" xml:id="shape-35" draw:id="shape-35" draw:name="path1543" draw:layer="g1694" svg:width="109.15094890432pt" svg:height="119.39947200989pt" svg:x="255.28381259630pt" svg:y="188.38452104432pt" svg:viewBox="0 0 109 119" svg:d="M0 0.387668L0 119.399L109.151 119.399L109.151 30.0265C100.027 20.0161 90.9059 10.0033 81.7725 0L0 0Z" calligra:nodeTypes="ccccccc">
                <draw:glue-point draw:id="4" svg:x="0.50000000000pt" svg:y="0.50000000000pt" draw:align="center"/>
              </draw:path>
              <draw:glue-point draw:id="4" svg:x="0.50000000000pt" svg:y="0.50000000000pt" draw:align="center"/>
            </draw:g>
            <draw:path draw:style-name="gr5" xml:id="shape-36" draw:id="shape-36" draw:name="rect900" draw:layer="g1694" svg:width="107.17404293282pt" svg:height="117.64119438070pt" svg:x="257.81082339630pt" svg:y="187.81332416432pt" svg:viewBox="0 0 107 118" svg:d="M0 0L0 117.641L107.174 117.641L107.174 29.4103L80.3817 0Z" calligra:nodeTypes="cccccc">
              <draw:glue-point draw:id="4" svg:x="0.50000000000pt" svg:y="0.50000000000pt" draw:align="center"/>
            </draw:path>
            <draw:path draw:style-name="gr6" xml:id="shape-37" draw:id="shape-37" draw:name="path906" draw:layer="g1694" svg:width="26.93997944889pt" svg:height="29.41029859517pt" svg:x="338.27789843630pt" svg:y="187.81332416432pt" svg:viewBox="0 0 27 29" svg:d="M26.94 29.4103C18.8175 27.0162 8.29418 27.3559 0.343306 28.7215C1.71653 19.9457 1.88818 8.94683 0 0Z" calligra:nodeTypes="cccc">
              <draw:glue-point draw:id="4" svg:x="0.50000000000pt" svg:y="0.50000000000pt" draw:align="center"/>
            </draw:path>
            <draw:path draw:style-name="gr7" xml:id="shape-38" draw:id="shape-38" draw:name="path1500" draw:layer="g1694" svg:width="105.47691005148pt" svg:height="107.81242908997pt" svg:x="259.07241666392pt" svg:y="196.87305000432pt" svg:viewBox="0 0 105 108" svg:d="M0.484547 0L0 107.812L105.418 107.812L105.477 81.1627C103.121 82.0699 79.3042 48.3457 49.3241 49.7967C19.3154 51.2477 27.08 4.35059 0.484547 0Z" calligra:nodeTypes="cccccc">
              <draw:glue-point draw:id="4" svg:x="0.50000000000pt" svg:y="0.50000000000pt" draw:align="center"/>
            </draw:path>
            <draw:glue-point draw:id="4" svg:x="0.50000000000pt" svg:y="0.50000000000pt" draw:align="center"/>
          </draw:g>
          <draw:glue-point draw:id="4" svg:x="0.50000000000pt" svg:y="0.50000000000pt" draw:align="center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vg:linearGradient draw:name="gradient1" svg:spreadMethod="pad" svg:x1="0.000000%" svg:x2="100.000000%" svg:y1="0.000000%" svg:y2="100.000000%">
      <svg:stop svg:offset="0" svg:stop-color="#ffffff"/>
      <svg:stop svg:offset="1" svg:stop-color="#00ff00"/>
    </svg:linearGradient>
    <svg:linearGradient draw:name="gradient2" svg:spreadMethod="pad" svg:x1="92.308000%" svg:x2="14.530000%" svg:y1="16.406000%" svg:y2="117.190000%">
      <svg:stop svg:offset="0" svg:stop-color="#cbcbcb"/>
      <svg:stop svg:offset="0.34923" svg:stop-color="#f0f0f0"/>
      <svg:stop svg:offset="1" svg:stop-color="#e2e2e2"/>
    </svg:linearGradient>
    <svg:linearGradient draw:name="gradient3" svg:spreadMethod="pad" svg:x1="63.248000%" svg:x2="-37.607000%" svg:y1="32.812000%" svg:y2="132.810000%">
      <svg:stop svg:offset="0" svg:stop-color="#cbcbcb"/>
      <svg:stop svg:offset="0.34923" svg:stop-color="#f0f0f0"/>
      <svg:stop svg:offset="1" svg:stop-color="#e2e2e2"/>
    </svg:linearGradient>
    <svg:linearGradient draw:name="gradient4" svg:spreadMethod="pad" svg:x1="85.827000%" svg:x2="6.299200%" svg:y1="14.062000%" svg:y2="54.688000%">
      <svg:stop svg:offset="0" svg:stop-color="#ffffff"/>
      <svg:stop svg:offset="1" svg:stop-color="#ffffff" svg:stop-opacity="0"/>
    </svg:linearGradient>
  </office:styles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3</meta:generator>
    <dc:title/>
    <meta:initial-creator>Unknown</meta:initial-creator>
    <meta:editing-cycles>2</meta:editing-cycles>
    <dc:date>2014-06-04T17:05:34</dc:date>
    <meta:creation-date>2008-10-27T22:59:39</meta:creation-date>
    <dc:creator>Rich Sezov</dc:creator>
    <meta:user-defined meta:name="email">richard.sezov@liferay.com</meta:user-defined>
  </office:meta>
</office:document-meta>
</file>